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08"/>
    <style:style style:name="ce3" style:family="table-cell" style:parent-style-name="Default" style:data-style-name="N10109"/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43.44pt" svg:y="75.29pt">
            <loext:p draw:notify-on-update-of-ranges="Sheet1.Q8:Sheet1.Q20 Sheet1.O8:Sheet1.O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style-name="ce1"/>
          <table:table-cell table:number-columns-repeated="26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formula="of:=24.377" office:value-type="float" office:value="24.377" calcext:value-type="float">
            <text:p>24.377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Messung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nK</text:p>
          </table:table-cell>
          <table:table-cell table:number-columns-repeated="2"/>
          <table:table-cell office:value-type="string" calcext:value-type="string">
            <text:p>1/T</text:p>
          </table:table-cell>
          <table:table-cell office:value-type="string" calcext:value-type="string">
            <text:p>K mittel</text:p>
          </table:table-cell>
          <table:table-cell office:value-type="string" calcext:value-type="string">
            <text:p>ln K mitte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73.15" calcext:value-type="float">
            <text:p>773.15</text:p>
          </table:table-cell>
          <table:table-cell office:value-type="float" office:value="1" calcext:value-type="float">
            <text:p>1</text:p>
          </table:table-cell>
          <table:table-cell office:value-type="float" office:value="3.707" calcext:value-type="float">
            <text:p>3.707</text:p>
          </table:table-cell>
          <table:table-cell office:value-type="float" office:value="11.361" calcext:value-type="float">
            <text:p>11.361</text:p>
          </table:table-cell>
          <table:table-cell office:value-type="float" office:value="111" calcext:value-type="float">
            <text:p>111</text:p>
          </table:table-cell>
          <table:table-cell table:style-name="ce2" table:formula="of:=([.$D$7]*[.$D$11]*([.H8]/3600+[.I8]/3600))/(([.H8]/3600)^(1/2)*([.I8]/3600)^(3/2)*[.J8]*[.$D$9])" office:value-type="float" office:value="0.00417295699861607" calcext:value-type="float">
            <text:p>4,173E-03</text:p>
          </table:table-cell>
          <table:table-cell table:style-name="ce3" table:formula="of:=LN([.K8])" office:value-type="float" office:value="-5.47913038209486" calcext:value-type="float">
            <text:p>-5,479</text:p>
          </table:table-cell>
          <table:table-cell table:number-columns-repeated="2"/>
          <table:table-cell table:formula="of:=1/[.F8]" office:value-type="float" office:value="0.00129341007566449" calcext:value-type="float">
            <text:p>0.001293410075664</text:p>
          </table:table-cell>
          <table:table-cell table:style-name="ce4" table:formula="of:=AVERAGE([.K8:.K11])" office:value-type="float" office:value="0.00372531498118299" calcext:value-type="float">
            <text:p>3.73E-03</text:p>
          </table:table-cell>
          <table:table-cell table:formula="of:=LN([.P8])" office:value-type="float" office:value="-5.59260387201866" calcext:value-type="float">
            <text:p>-5.592603872018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68" calcext:value-type="float">
            <text:p>0.9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.325" calcext:value-type="float">
            <text:p>10.325</text:p>
          </table:table-cell>
          <table:table-cell office:value-type="float" office:value="30.455" calcext:value-type="float">
            <text:p>30.455</text:p>
          </table:table-cell>
          <table:table-cell office:value-type="float" office:value="41" calcext:value-type="float">
            <text:p>41</text:p>
          </table:table-cell>
          <table:table-cell table:style-name="ce2" table:formula="of:=([.$D$7]*[.$D$11]*([.H9]/3600+[.I9]/3600))/(([.H9]/3600)^(1/2)*([.I9]/3600)^(3/2)*[.J9]*[.$D$9])" office:value-type="float" office:value="0.00417424406411476" calcext:value-type="float">
            <text:p>4,174E-03</text:p>
          </table:table-cell>
          <table:table-cell table:style-name="ce3" table:formula="of:=LN([.K9])" office:value-type="float" office:value="-5.47882199956059" calcext:value-type="float">
            <text:p>-5,47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.518" calcext:value-type="float">
            <text:p>15.518</text:p>
          </table:table-cell>
          <table:table-cell office:value-type="float" office:value="45.174" calcext:value-type="float">
            <text:p>45.174</text:p>
          </table:table-cell>
          <table:table-cell office:value-type="float" office:value="34" calcext:value-type="float">
            <text:p>34</text:p>
          </table:table-cell>
          <table:table-cell table:style-name="ce2" table:formula="of:=([.$D$7]*[.$D$11]*([.H10]/3600+[.I10]/3600))/(([.H10]/3600)^(1/2)*([.I10]/3600)^(3/2)*[.J10]*[.$D$9])" office:value-type="float" office:value="0.00338258911124159" calcext:value-type="float">
            <text:p>3,383E-03</text:p>
          </table:table-cell>
          <table:table-cell table:style-name="ce3" table:formula="of:=LN([.K10])" office:value-type="float" office:value="-5.68911385347948" calcext:value-type="float">
            <text:p>-5,689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2.5*10^-5" office:value-type="float" office:value="0.000025" calcext:value-type="float">
            <text:p>2.5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2.073" calcext:value-type="float">
            <text:p>22.073</text:p>
          </table:table-cell>
          <table:table-cell office:value-type="float" office:value="65.948" calcext:value-type="float">
            <text:p>65.948</text:p>
          </table:table-cell>
          <table:table-cell office:value-type="float" office:value="25" calcext:value-type="float">
            <text:p>25</text:p>
          </table:table-cell>
          <table:table-cell table:style-name="ce2" table:formula="of:=([.$D$7]*[.$D$11]*([.H11]/3600+[.I11]/3600))/(([.H11]/3600)^(1/2)*([.I11]/3600)^(3/2)*[.J11]*[.$D$9])" office:value-type="float" office:value="0.00317146975075951" calcext:value-type="float">
            <text:p>3,171E-03</text:p>
          </table:table-cell>
          <table:table-cell table:style-name="ce3" table:formula="of:=LN([.K11])" office:value-type="float" office:value="-5.75356015476979" calcext:value-type="float">
            <text:p>-5,75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843.15" calcext:value-type="float">
            <text:p>843.15</text:p>
          </table:table-cell>
          <table:table-cell office:value-type="float" office:value="1" calcext:value-type="float">
            <text:p>1</text:p>
          </table:table-cell>
          <table:table-cell office:value-type="float" office:value="3.707" calcext:value-type="float">
            <text:p>3.707</text:p>
          </table:table-cell>
          <table:table-cell office:value-type="float" office:value="11.361" calcext:value-type="float">
            <text:p>11.361</text:p>
          </table:table-cell>
          <table:table-cell office:value-type="float" office:value="156" calcext:value-type="float">
            <text:p>156</text:p>
          </table:table-cell>
          <table:table-cell table:style-name="ce2" table:formula="of:=([.$D$7]*[.$D$11]*([.H12]/3600+[.I12]/3600))/(([.H12]/3600)^(1/2)*([.I12]/3600)^(3/2)*[.J12]*[.$D$9])" office:value-type="float" office:value="0.00296921940286144" calcext:value-type="float">
            <text:p>2,969E-03</text:p>
          </table:table-cell>
          <table:table-cell table:style-name="ce3" table:formula="of:=LN([.K12])" office:value-type="float" office:value="-5.81945618803206" calcext:value-type="float">
            <text:p>-5,819</text:p>
          </table:table-cell>
          <table:table-cell table:number-columns-repeated="2"/>
          <table:table-cell table:formula="of:=1/[.F12]" office:value-type="float" office:value="0.00118602858328886" calcext:value-type="float">
            <text:p>0.001186028583289</text:p>
          </table:table-cell>
          <table:table-cell table:style-name="ce4" table:formula="of:=AVERAGE([.K12:.K15])" office:value-type="float" office:value="0.0025839127464707" calcext:value-type="float">
            <text:p>2.58E-03</text:p>
          </table:table-cell>
          <table:table-cell table:formula="of:=LN([.P12])" office:value-type="float" office:value="-5.9584504604776" calcext:value-type="float">
            <text:p>-5.958450460477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.325" calcext:value-type="float">
            <text:p>10.325</text:p>
          </table:table-cell>
          <table:table-cell office:value-type="float" office:value="30.455" calcext:value-type="float">
            <text:p>30.455</text:p>
          </table:table-cell>
          <table:table-cell office:value-type="float" office:value="68" calcext:value-type="float">
            <text:p>68</text:p>
          </table:table-cell>
          <table:table-cell table:style-name="ce2" table:formula="of:=([.$D$7]*[.$D$11]*([.H13]/3600+[.I13]/3600))/(([.H13]/3600)^(1/2)*([.I13]/3600)^(3/2)*[.J13]*[.$D$9])" office:value-type="float" office:value="0.00251682362689273" calcext:value-type="float">
            <text:p>2,517E-03</text:p>
          </table:table-cell>
          <table:table-cell table:style-name="ce3" table:formula="of:=LN([.K13])" office:value-type="float" office:value="-5.98475763803239" calcext:value-type="float">
            <text:p>-5,98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.518" calcext:value-type="float">
            <text:p>15.518</text:p>
          </table:table-cell>
          <table:table-cell office:value-type="float" office:value="45.174" calcext:value-type="float">
            <text:p>45.174</text:p>
          </table:table-cell>
          <table:table-cell office:value-type="float" office:value="47" calcext:value-type="float">
            <text:p>47</text:p>
          </table:table-cell>
          <table:table-cell table:style-name="ce2" table:formula="of:=([.$D$7]*[.$D$11]*([.H14]/3600+[.I14]/3600))/(([.H14]/3600)^(1/2)*([.I14]/3600)^(3/2)*[.J14]*[.$D$9])" office:value-type="float" office:value="0.00244697935706838" calcext:value-type="float">
            <text:p>2,447E-03</text:p>
          </table:table-cell>
          <table:table-cell table:style-name="ce3" table:formula="of:=LN([.K14])" office:value-type="float" office:value="-6.01290093057338" calcext:value-type="float">
            <text:p>-6,01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2.073" calcext:value-type="float">
            <text:p>22.073</text:p>
          </table:table-cell>
          <table:table-cell office:value-type="float" office:value="65.948" calcext:value-type="float">
            <text:p>65.948</text:p>
          </table:table-cell>
          <table:table-cell office:value-type="float" office:value="33" calcext:value-type="float">
            <text:p>33</text:p>
          </table:table-cell>
          <table:table-cell table:style-name="ce2" table:formula="of:=([.$D$7]*[.$D$11]*([.H15]/3600+[.I15]/3600))/(([.H15]/3600)^(1/2)*([.I15]/3600)^(3/2)*[.J15]*[.$D$9])" office:value-type="float" office:value="0.00240262859906024" calcext:value-type="float">
            <text:p>2,403E-03</text:p>
          </table:table-cell>
          <table:table-cell table:style-name="ce3" table:formula="of:=LN([.K15])" office:value-type="float" office:value="-6.03119189136807" calcext:value-type="float">
            <text:p>-6,031</text:p>
          </table:table-cell>
          <table:table-cell table:number-columns-repeated="14"/>
          <table:table-cell table:formula="of:=-5219.6804*8.3144598" office:value-type="float" office:value="-43398.8228546479" calcext:value-type="float">
            <text:p>-43398.8228546479</text:p>
          </table:table-cell>
        </table:table-row>
        <table:table-row table:style-name="ro1">
          <table:table-cell table:number-columns-repeated="5"/>
          <table:table-cell office:value-type="float" office:value="913.15" calcext:value-type="float">
            <text:p>913.15</text:p>
          </table:table-cell>
          <table:table-cell office:value-type="float" office:value="1" calcext:value-type="float">
            <text:p>1</text:p>
          </table:table-cell>
          <table:table-cell office:value-type="float" office:value="3.707" calcext:value-type="float">
            <text:p>3.707</text:p>
          </table:table-cell>
          <table:table-cell office:value-type="float" office:value="11.361" calcext:value-type="float">
            <text:p>11.361</text:p>
          </table:table-cell>
          <table:table-cell office:value-type="float" office:value="257" calcext:value-type="float">
            <text:p>257</text:p>
          </table:table-cell>
          <table:table-cell table:style-name="ce2" table:formula="of:=([.$D$7]*[.$D$11]*([.H16]/3600+[.I16]/3600))/(([.H16]/3600)^(1/2)*([.I16]/3600)^(3/2)*[.J16]*[.$D$9])" office:value-type="float" office:value="0.00180232773091978" calcext:value-type="float">
            <text:p>1,802E-03</text:p>
          </table:table-cell>
          <table:table-cell table:style-name="ce3" table:formula="of:=LN([.K16])" office:value-type="float" office:value="-6.31867626567775" calcext:value-type="float">
            <text:p>-6,319</text:p>
          </table:table-cell>
          <table:table-cell table:number-columns-repeated="2"/>
          <table:table-cell table:formula="of:=1/[.F16]" office:value-type="float" office:value="0.00109511033236599" calcext:value-type="float">
            <text:p>0.001095110332366</text:p>
          </table:table-cell>
          <table:table-cell table:style-name="ce4" table:formula="of:=AVERAGE([.K16:.K19])" office:value-type="float" office:value="0.00151581413135986" calcext:value-type="float">
            <text:p>1.52E-03</text:p>
          </table:table-cell>
          <table:table-cell table:formula="of:=LN([.P16])" office:value-type="float" office:value="-6.49180260392241" calcext:value-type="float">
            <text:p>-6.4918026039224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.325" calcext:value-type="float">
            <text:p>10.325</text:p>
          </table:table-cell>
          <table:table-cell office:value-type="float" office:value="30.455" calcext:value-type="float">
            <text:p>30.455</text:p>
          </table:table-cell>
          <table:table-cell office:value-type="float" office:value="113" calcext:value-type="float">
            <text:p>113</text:p>
          </table:table-cell>
          <table:table-cell table:style-name="ce2" table:formula="of:=([.$D$7]*[.$D$11]*([.H17]/3600+[.I17]/3600))/(([.H17]/3600)^(1/2)*([.I17]/3600)^(3/2)*[.J17]*[.$D$9])" office:value-type="float" office:value="0.00151454873122748" calcext:value-type="float">
            <text:p>1,515E-03</text:p>
          </table:table-cell>
          <table:table-cell table:style-name="ce3" table:formula="of:=LN([.K17])" office:value-type="float" office:value="-6.49263775156862" calcext:value-type="float">
            <text:p>-6,49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.518" calcext:value-type="float">
            <text:p>15.518</text:p>
          </table:table-cell>
          <table:table-cell office:value-type="float" office:value="45.174" calcext:value-type="float">
            <text:p>45.174</text:p>
          </table:table-cell>
          <table:table-cell office:value-type="float" office:value="82" calcext:value-type="float">
            <text:p>82</text:p>
          </table:table-cell>
          <table:table-cell table:style-name="ce2" table:formula="of:=([.$D$7]*[.$D$11]*([.H18]/3600+[.I18]/3600))/(([.H18]/3600)^(1/2)*([.I18]/3600)^(3/2)*[.J18]*[.$D$9])" office:value-type="float" office:value="0.00140253694856359" calcext:value-type="float">
            <text:p>1,403E-03</text:p>
          </table:table-cell>
          <table:table-cell table:style-name="ce3" table:formula="of:=LN([.K18])" office:value-type="float" office:value="-6.56947257612757" calcext:value-type="float">
            <text:p>-6,56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2.073" calcext:value-type="float">
            <text:p>22.073</text:p>
          </table:table-cell>
          <table:table-cell office:value-type="float" office:value="65.948" calcext:value-type="float">
            <text:p>65.948</text:p>
          </table:table-cell>
          <table:table-cell office:value-type="float" office:value="59" calcext:value-type="float">
            <text:p>59</text:p>
          </table:table-cell>
          <table:table-cell table:style-name="ce2" table:formula="of:=([.$D$7]*[.$D$11]*([.H19]/3600+[.I19]/3600))/(([.H19]/3600)^(1/2)*([.I19]/3600)^(3/2)*[.J19]*[.$D$9])" office:value-type="float" office:value="0.00134384311472861" calcext:value-type="float">
            <text:p>1,344E-03</text:p>
          </table:table-cell>
          <table:table-cell table:style-name="ce3" table:formula="of:=LN([.K19])" office:value-type="float" office:value="-6.61222177380731" calcext:value-type="float">
            <text:p>-6,61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973.15" calcext:value-type="float">
            <text:p>973.15</text:p>
          </table:table-cell>
          <table:table-cell office:value-type="float" office:value="1" calcext:value-type="float">
            <text:p>1</text:p>
          </table:table-cell>
          <table:table-cell office:value-type="float" office:value="3.707" calcext:value-type="float">
            <text:p>3.707</text:p>
          </table:table-cell>
          <table:table-cell office:value-type="float" office:value="11.361" calcext:value-type="float">
            <text:p>11.361</text:p>
          </table:table-cell>
          <table:table-cell office:value-type="float" office:value="420" calcext:value-type="float">
            <text:p>420</text:p>
          </table:table-cell>
          <table:table-cell table:style-name="ce2" table:formula="of:=([.$D$7]*[.$D$11]*([.H20]/3600+[.I20]/3600))/(([.H20]/3600)^(1/2)*([.I20]/3600)^(3/2)*[.J20]*[.$D$9])" office:value-type="float" office:value="0.00110285292106282" calcext:value-type="float">
            <text:p>1,103E-03</text:p>
          </table:table-cell>
          <table:table-cell table:style-name="ce3" table:formula="of:=LN([.K20])" office:value-type="float" office:value="-6.80985489205994" calcext:value-type="float">
            <text:p>-6,810</text:p>
          </table:table-cell>
          <table:table-cell table:number-columns-repeated="2"/>
          <table:table-cell table:formula="of:=1/[.F20]" office:value-type="float" office:value="0.00102759081333813" calcext:value-type="float">
            <text:p>0.001027590813338</text:p>
          </table:table-cell>
          <table:table-cell table:style-name="ce4" table:formula="of:=AVERAGE([.K20:.K23])" office:value-type="float" office:value="0.000925525580909005" calcext:value-type="float">
            <text:p>9.26E-04</text:p>
          </table:table-cell>
          <table:table-cell table:formula="of:=LN([.P20])" office:value-type="float" office:value="-6.98514878623653" calcext:value-type="float">
            <text:p>-6.9851487862365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.325" calcext:value-type="float">
            <text:p>10.325</text:p>
          </table:table-cell>
          <table:table-cell office:value-type="float" office:value="30.455" calcext:value-type="float">
            <text:p>30.455</text:p>
          </table:table-cell>
          <table:table-cell office:value-type="float" office:value="189" calcext:value-type="float">
            <text:p>189</text:p>
          </table:table-cell>
          <table:table-cell table:style-name="ce2" table:formula="of:=([.$D$7]*[.$D$11]*([.H21]/3600+[.I21]/3600))/(([.H21]/3600)^(1/2)*([.I21]/3600)^(3/2)*[.J21]*[.$D$9])" office:value-type="float" office:value="0.000905523844596325" calcext:value-type="float">
            <text:p>9,055E-04</text:p>
          </table:table-cell>
          <table:table-cell table:style-name="ce3" table:formula="of:=LN([.K21])" office:value-type="float" office:value="-7.00699694791593" calcext:value-type="float">
            <text:p>-7,00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.518" calcext:value-type="float">
            <text:p>15.518</text:p>
          </table:table-cell>
          <table:table-cell office:value-type="float" office:value="45.174" calcext:value-type="float">
            <text:p>45.174</text:p>
          </table:table-cell>
          <table:table-cell office:value-type="float" office:value="130" calcext:value-type="float">
            <text:p>130</text:p>
          </table:table-cell>
          <table:table-cell table:style-name="ce2" table:formula="of:=([.$D$7]*[.$D$11]*([.H22]/3600+[.I22]/3600))/(([.H22]/3600)^(1/2)*([.I22]/3600)^(3/2)*[.J22]*[.$D$9])" office:value-type="float" office:value="0.000884677152170878" calcext:value-type="float">
            <text:p>8,847E-04</text:p>
          </table:table-cell>
          <table:table-cell table:style-name="ce3" table:formula="of:=LN([.K22])" office:value-type="float" office:value="-7.0302877793189" calcext:value-type="float">
            <text:p>-7,03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2.073" calcext:value-type="float">
            <text:p>22.073</text:p>
          </table:table-cell>
          <table:table-cell office:value-type="float" office:value="65.948" calcext:value-type="float">
            <text:p>65.948</text:p>
          </table:table-cell>
          <table:table-cell office:value-type="float" office:value="98" calcext:value-type="float">
            <text:p>98</text:p>
          </table:table-cell>
          <table:table-cell table:style-name="ce2" table:formula="of:=([.$D$7]*[.$D$11]*([.H23]/3600+[.I23]/3600))/(([.H23]/3600)^(1/2)*([.I23]/3600)^(3/2)*[.J23]*[.$D$9])" office:value-type="float" office:value="0.000809048405805999" calcext:value-type="float">
            <text:p>8,090E-04</text:p>
          </table:table-cell>
          <table:table-cell table:style-name="ce3" table:formula="of:=LN([.K23])" office:value-type="float" office:value="-7.11965180857217" calcext:value-type="float">
            <text:p>-7,120</text:p>
          </table:table-cell>
          <table:table-cell table:number-columns-repeated="15"/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 table:formula="of:=27^(1/3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8"/>
          <table:table-cell table:formula="of:=POWER(3;2)" office:value-type="float" office:value="9" calcext:value-type="float">
            <text:p>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de" number:country="DE">
      <number:scientific-number number:decimal-places="3" loext:min-decimal-places="3" number:min-integer-digits="1" number:min-exponent-digits="2" loext:exponent-interval="1" loext:forced-exponent-sign="false"/>
    </number:number-style>
    <number:number-style style:name="N10108" number:language="de" number:country="DE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09" number:language="de" number:country="DE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32:49.387390706</meta:creation-date>
    <dc:date>2017-05-31T11:37:48.121586123</dc:date>
    <meta:editing-duration>PT18M8S</meta:editing-duration>
    <meta:editing-cycles>2</meta:editing-cycles>
    <meta:generator>LibreOffice/5.3.3.2$Linux_X86_64 LibreOffice_project/30m0$Build-2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O8:Sheet1.O20 Sheet1.Q8:Sheet1.Q20" svg:x="1.278cm" svg:y="0.18cm" svg:width="14.401cm" svg:height="7.717cm">
          <chartooo:coordinate-region svg:x="1.82cm" svg:y="0.353cm" svg:width="13.249cm" svg:height="7.372cm"/>
          <chart:axis chart:dimension="x" chart:name="primary-x" chart:style-name="ch3">
            <chart:title svg:x="8.196cm" svg:y="8.077cm" chart:style-name="ch4">
              <text:p>1/T</text:p>
            </chart:title>
          </chart:axis>
          <chart:axis chart:dimension="y" chart:name="primary-y" chart:style-name="ch3">
            <chart:title svg:x="0.451cm" svg:y="4.373cm" chart:style-name="ch5">
              <text:p>ln K</text:p>
            </chart:title>
            <chart:grid chart:style-name="ch6" chart:class="major"/>
          </chart:axis>
          <chart:series chart:style-name="ch7" chart:values-cell-range-address="Sheet1.Q8:Sheet1.Q20" chart:class="chart:scatter">
            <chart:domain table:cell-range-address="Sheet1.O8:Sheet1.O20"/>
            <chart:regression-curve chart:style-name="ch8">
              <chart:equation chart:display-equation="true" chart:display-r-square="false" svg:x="4.49cm" svg:y="4.239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9341007566449">
                <text:p>0.00129341007566449</text:p>
                <draw:g>
                  <svg:desc>Sheet1.O8:Sheet1.O20</svg:desc>
                </draw:g>
              </table:table-cell>
              <table:table-cell office:value-type="float" office:value="-5.59260387201866">
                <text:p>-5.59260387201866</text:p>
                <draw:g>
                  <svg:desc>Sheet1.Q8:Sheet1.Q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8602858328886">
                <text:p>0.00118602858328886</text:p>
              </table:table-cell>
              <table:table-cell office:value-type="float" office:value="-5.9584504604776">
                <text:p>-5.9584504604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9511033236599">
                <text:p>0.00109511033236599</text:p>
              </table:table-cell>
              <table:table-cell office:value-type="float" office:value="-6.49180260392241">
                <text:p>-6.49180260392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2759081333813">
                <text:p>0.00102759081333813</text:p>
              </table:table-cell>
              <table:table-cell office:value-type="float" office:value="-6.98514878623653">
                <text:p>-6.98514878623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